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a21" officeooo:paragraph-rsid="001a1a2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62e9" officeooo:paragraph-rsid="001a62e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243c" style:font-size-asian="18pt" style:font-style-asian="normal" style:font-weight-asian="normal" style:font-size-complex="18pt"/>
    </style:style>
    <style:style style:name="T5" style:family="text">
      <style:text-properties officeooo:rsid="00182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6th</text:span><text:span text:style-name="T3"> of </text:span><text:span text:style-name="T4">September</text:span><text:span text:style-name="T3"> 2020 under the </text:span><text:span text:style-name="T4">2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5">Constitutes the need to enact a new charter for the PA, laid down in the next document:</text:p>
      <text:p text:style-name="P5">https://docs.google.com/document/d/15U0WxWkKzDZy33TEc7MWS-e_zlc67MqJXfPqWk7LvfI/edit?usp=sharing</text:p>
      <text:p text:style-name="P5">While keeping the following data in the archive:</text:p>
      <text:p text:style-name="P5">1. The speaker of the house is _yoran_, the other speakers are RedPanda_4, Tsarsteven and Ender_Sheeper</text:p>
      <text:p text:style-name="P5">2. There will be a public document that has all the current projects by the PA</text:p>
      <text:p text:style-name="P5">3. The secondary language of the PA is Porpoistani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yoran</text:p>
      <text:p text:style-name="P4">RedPanda_4</text:p>
      <text:p text:style-name="P4">Tsarsteven</text:p>
      <text:p text:style-name="P1"/>
      <text:p text:style-name="P1"/>
      <text:p text:style-name="P1"/>
      <text:p text:style-name="Standard"><text:span text:style-name="T1">[</text:span><text:span text:style-name="T2">Motion 23-4: To limit the power of the PA on sovereignty by making a chart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8T15:09:57.460372630</dc:date>
    <meta:editing-duration>PT2M49S</meta:editing-duration>
    <meta:editing-cycles>6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15" meta:word-count="111" meta:character-count="733" meta:non-whitespace-character-count="637"/>
  </office:meta>
</office:document-meta>
</file>